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92c3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5.209cm"/>
      <style:paragraph-properties style:writing-mode="lr-tb"/>
    </style:style>
    <style:style style:name="pr2" style:family="presentation" style:parent-style-name="Padrão-subtitle">
      <style:graphic-properties draw:fill-color="#ffffff" fo:min-height="5.5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title">
      <style:graphic-properties fo:min-height="2.629cm"/>
      <style:paragraph-properties style:writing-mode="lr-tb"/>
    </style:style>
    <style:style style:name="pr5" style:family="presentation" style:parent-style-name="Padrão-outline1">
      <style:graphic-properties fo:min-height="8.884cm"/>
      <style:paragraph-properties style:writing-mode="lr-tb"/>
    </style:style>
    <style:style style:name="pr6" style:family="presentation" style:parent-style-name="Padrão-title">
      <style:graphic-properties fo:min-height="3.473cm"/>
      <style:paragraph-properties style:writing-mode="lr-tb"/>
    </style:style>
    <style:style style:name="P1" style:family="paragraph">
      <style:paragraph-properties style:writing-mode="lr-tb"/>
      <style:text-properties fo:color="#ebebeb" loext:opacity="100%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  <style:text-properties fo:color="#ebebeb" loext:opacity="100%" fo:font-size="26pt" style:font-size-asian="26pt" style:font-size-complex="26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text-properties fo:color="#ebebeb" loext:opacity="100%"/>
    </style:style>
    <style:style style:name="T1" style:family="text">
      <style:text-properties fo:color="#ebebeb" loext:opacity="100%"/>
    </style:style>
    <style:style style:name="T2" style:family="text">
      <style:text-properties fo:color="#ebebeb" loext:opacity="100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1cm" presentation:class="title" presentation:user-transformed="true">
          <draw:text-box>
            <text:p><text:span text:style-name="T1">Pensador do Futuro</text:span><text:span text:style-name="T1"><text:line-break/></text:span><text:span text:style-name="T1">Projeto de revitalização do canal Guaranhuns</text:span></text:p>
          </draw:text-box>
        </draw:frame>
        <draw:frame presentation:style-name="pr2" draw:text-style-name="P3" draw:layer="layout" svg:width="19.6cm" svg:height="5.5cm" svg:x="4.4cm" svg:y="9.5cm" presentation:class="subtitle" presentation:user-transformed="true">
          <draw:text-box>
            <text:p text:style-name="P2"><text:span text:style-name="T2">PROF.° ROBSON</text:span></text:p>
            <text:p text:style-name="P2"><text:span text:style-name="T2">Grupo: Felipe Ribeiro, João Pedro, Vitor Tomazini, Lucas Machado, Gabriel Farias e Gabriella Ribeir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O local e suas características</text:span></text:p>
          </draw:text-box>
        </draw:frame>
        <draw:frame presentation:style-name="pr5" draw:text-style-name="P1" draw:layer="layout" svg:width="25.199cm" svg:height="9.134cm" svg:x="0.801cm" svg:y="5.214cm" presentation:class="outline">
          <draw:text-box>
            <text:list text:style-name="L2">
              <text:list-header>
                <text:p><text:span text:style-name="T1">O local alvo da proposta seria o canal Guaranhuns, que possui aproximadamente 2,8 km de extensão total. Nos arredores do canal existem diversas casas e até um colégio, o que impacta toda a qualidade de vida da população da região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301cm" svg:y="1.5cm" presentation:class="title" presentation:user-transformed="true">
          <draw:text-box>
            <text:p><text:span text:style-name="T1">Os problemas que a poluição do canal acarreta</text:span></text:p>
          </draw:text-box>
        </draw:frame>
        <draw:frame presentation:style-name="pr5" draw:text-style-name="P1" draw:layer="layout" svg:width="25.199cm" svg:height="8cm" svg:x="1.5cm" svg:y="6.5cm" presentation:class="outline" presentation:user-transformed="true">
          <draw:text-box>
            <text:list text:style-name="L2">
              <text:list-header>
                <text:p><text:span text:style-name="T1">A poluição do Canal Guaranhuns acarreta em diversos problemas como enchentes mais frequentes devido a baixa vasão, forte odor nas proximidades, perda da biodiversidade local e a transmissão de doenças ao ter contato com a água poluída. <text:s/>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Motivos da revitalização do canal</text:span></text:p>
          </draw:text-box>
        </draw:frame>
        <draw:frame presentation:style-name="pr5" draw:text-style-name="P1" draw:layer="layout" svg:width="25.199cm" svg:height="9.134cm" svg:x="0.801cm" svg:y="5.214cm" presentation:class="outline">
          <draw:text-box>
            <text:list text:style-name="L2">
              <text:list-header>
                <text:p><text:span text:style-name="T1">Existem diversos motivos a favor da revitalização do canal Guaranhuns, tais como a possibilidade de poder praticar pesca, nadar no canal e a diminuição ou erradicação dos problemas citados anteriormente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Objetivo</text:span></text:p>
          </draw:text-box>
        </draw:frame>
        <draw:frame presentation:style-name="pr5" draw:text-style-name="P1" draw:layer="layout" svg:width="25.699cm" svg:height="10.5cm" svg:x="0.801cm" svg:y="4.5cm" presentation:class="outline" presentation:user-transformed="true">
          <draw:text-box>
            <text:list text:style-name="L2">
              <text:list-header>
                <text:p><text:span text:style-name="T1">O principal objetivo desse projeto é trazer o rio de volta a vida, fazendo com que ele volte a fluir novamente (reduzindo alagamentos na regiões região). Como consequência irá melhorar a infraestrutura, terá um maior incentivo do comércio, redução de vetores transmissores e mau odor presente em volta do rio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Método usado no projeto</text:span></text:p>
          </draw:text-box>
        </draw:frame>
        <draw:frame presentation:style-name="pr5" draw:text-style-name="P1" draw:layer="layout" svg:width="25.199cm" svg:height="9.134cm" svg:x="0.801cm" svg:y="5.214cm" presentation:class="outline">
          <draw:text-box>
            <text:list text:style-name="L2">
              <text:list-header>
                <text:p><text:span text:style-name="T1">Existem diversos métodos que podem ser usados para a revitalização do canal, tais como o tratamento do esgoto, tratamento de resíduos sólidos, coleta seletiva, maior fiscalização e regulação do descarte de esgoto e atividades poluentes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Recursos utilizados</text:span></text:p>
          </draw:text-box>
        </draw:frame>
        <draw:frame presentation:style-name="pr5" draw:text-style-name="P1" draw:layer="layout" svg:width="25.199cm" svg:height="9.134cm" svg:x="0.801cm" svg:y="5.214cm" presentation:class="outline">
          <draw:text-box>
            <text:list text:style-name="L2">
              <text:list-header>
                <text:p><text:span text:style-name="T1">Alguns dos recursos que poderiam ser utilizados na revitalização do canal poderiam ser recursos financeiros dos governos locais, a contratação de uma empresa com experiência neste tipo de projeto, além de parceiria com o governo municipal para a redirecionamento de possiveis canos de esgoto que escoam no canal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Impacto do projeto</text:span></text:p>
          </draw:text-box>
        </draw:frame>
        <draw:frame presentation:style-name="pr5" draw:text-style-name="P1" draw:layer="layout" svg:width="25.199cm" svg:height="9.134cm" svg:x="0.801cm" svg:y="5.214cm" presentation:class="outline" presentation:user-transformed="true">
          <draw:text-box>
            <text:list text:style-name="L2">
              <text:list-header>
                <text:p text:style-name="P6"><text:span text:style-name="T1">O projeto de revitalização teria diversos impactos na qualidade de vida da população, a diminuição de doenças causadas pela poluição na população, o aumento no valor dos imóveis nas proximidades, entre outras coisas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Resultado esperado</text:span></text:p>
          </draw:text-box>
        </draw:frame>
        <draw:frame presentation:style-name="pr5" draw:text-style-name="P1" draw:layer="layout" svg:width="25.5cm" svg:height="9.5cm" svg:x="1cm" svg:y="4cm" presentation:class="outline" presentation:user-transformed="true">
          <draw:text-box>
            <text:list text:style-name="L2">
              <text:list-header>
                <text:p><text:span text:style-name="T1">O resultado esperada da revitalização canal guaranhuns seria a melhoria da qualidade de vida da polulação da região, a recuperação da vegetação em suas margens e a possiblidade da criação de espaço de lazer nas proximidades do canal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0.801cm" svg:y="5.21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05T15:42:23.683264250</meta:creation-date>
    <meta:editing-duration>PT3M57S</meta:editing-duration>
    <meta:editing-cycles>7</meta:editing-cycles>
    <meta:generator>LibreOffice/7.3.7.2$Linux_X86_64 LibreOffice_project/30$Build-2</meta:generator>
    <dc:date>2023-08-21T17:37:38.063575182</dc:date>
    <dc:creator>Felipe Ribeiro</dc:creator>
    <meta:document-statistic meta:object-count="57"/>
  </office:meta>
</office:document-meta>
</file>